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6.24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6" style:family="paragraph" style:parent-style-name="Table_20_Contents"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3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and o.port_of_loading_id.name or ''&gt;</text:placeholder></text:p>
            <text:p text:style-name="P10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2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5"><text:placeholder text:placeholder-type="text">&lt;get_app(line.application_id)&gt;</text:placeholder></text:p>
            <text:p text:style-name="P12"><text:placeholder text:placeholder-type="text">&lt;o.delivery_order_id.bag_detail&gt;</text:placeholder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7">FREIGHT:</text:p>
            <text:p text:style-name="P17">INSURANCE:</text:p>
            <text:p text:style-name="P17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31T11:29:27</dc:date>
    <meta:editing-duration>PT14H14M9S</meta:editing-duration>
    <meta:editing-cycles>26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1" meta:word-count="204" meta:character-count="2398" meta:non-whitespace-character-count="2052"/>
  </office:meta>
</office:document-meta>
</file>